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utline for CODEified Whitepaper</text:span></text:p>
      <text:p text:style-name="P2"/>
      <text:p text:style-name="P1"><text:span text:style-name="T2">The Why</text:span></text:p>
      <text:list xml:id="list4067363341585983758" text:style-name="WWNum2">
        <text:list-item>
          <text:p text:style-name="P4">Common point of understand from which we all grow our CODEified document</text:p>
        </text:list-item>
        <text:list-item>
          <text:p text:style-name="P4">Shared understanding is critical for common ground</text:p>
        </text:list-item>
        <text:list-item>
          <text:p text:style-name="P4">We all need a reason to follow “the rules.” <text:s/>If they are based on our own it becomes easier to understand</text:p>
        </text:list-item>
        <text:list-item>
          <text:p text:style-name="P4">Laws and lawmaking should be transparent</text:p>
        </text:list-item>
      </text:list>
      <text:p text:style-name="P1"/>
      <text:p text:style-name="P1"><text:span text:style-name="T2">Abstraction for Idea-&gt;Law modeling</text:span></text:p>
      <text:list xml:id="list115115586686384" text:continue-numbering="true" text:style-name="WWNum2">
        <text:list-item>
          <text:p text:style-name="P4">Based neurobiology to most closely mimic human understanding of the world</text:p>
        </text:list-item>
        <text:list-item>
          <text:p text:style-name="P4">Talk about the lens of perception and how it affects the behavior of the individual</text:p>
        </text:list-item>
        <text:list-item>
          <text:p text:style-name="P4">Ideas are fundamental quantities</text:p>
        </text:list-item>
        <text:list-item>
          <text:p text:style-name="P4">Understanding allows us to use ideas as building blocks for more complex ideas</text:p>
        </text:list-item>
        <text:list-item>
          <text:p text:style-name="P4">Beliefs are ideas we hold “true” and can be built upon</text:p>
        </text:list-item>
        <text:list-item>
          <text:p text:style-name="P4">Because understanding is critical you must show that you have taken each idea as a belief, through understanding, and then you choose to hold it as a principle that guides you.</text:p>
        </text:list-item>
        <text:list-item>
          <text:p text:style-name="P4">Principles are beliefs that guide our behavior. A rule that we live our life by, even when nobody's watching</text:p>
        </text:list-item>
        <text:list-item>
          <text:p text:style-name="P4">Rules are beliefs that the individual will always adhere to, whether qualified as law (see below) or not, and should also be used as a principle others must live by even if they do not understand nor believe it themself.</text:p>
        </text:list-item>
        <text:list-item>
          <text:p text:style-name="P4">Laws are rules that have met the democratic criteria for becoming law within a given jurisdiction. The system will aggregate individual will to the appropriate jurisdiction.</text:p>
        </text:list-item>
      </text:list>
      <text:p text:style-name="P1"/>
      <text:p text:style-name="P1"><text:span text:style-name="T2">Bottom up structure and self-organizing jurisdictions</text:span></text:p>
      <text:list xml:id="list115114972570612" text:continue-numbering="true" text:style-name="WWNum2">
        <text:list-item>
          <text:p text:style-name="P4">Begins with a government of one. Tell parable of deserted island</text:p>
        </text:list-item>
        <text:list-item>
          <text:p text:style-name="P4">Individuals CODEify the law by which they choose to live their life</text:p>
        </text:list-item>
        <text:list-item>
          <text:p text:style-name="P4">Jurisdictions will form based on shared principles</text:p>
        </text:list-item>
        <text:list-item>
          <text:p text:style-name="P4">Aggregation at its core will be based upon geographical location</text:p>
        </text:list-item>
        <text:list-item>
          <text:p text:style-name="P4">As groups of individuals </text:p>
        </text:list-item>
        <text:list-item>
          <text:p text:style-name="P4"><text:soft-page-break/>The individual my choose a “home” location</text:p>
        </text:list-item>
        <text:list-item>
          <text:p text:style-name="P4">The system will track to both “home” and “current” locations to assess aggregated Will</text:p>
        </text:list-item>
        <text:list-item>
          <text:p text:style-name="P4">Individual Will shall aggregate to shared Will for each idea.</text:p>
        </text:list-item>
        <text:list-item>
          <text:p text:style-name="P4">Aggregation of will for one idea will aggregate subordinate ideas unless subordinates are explicitly delegated separately</text:p>
        </text:list-item>
      </text:list>
      <text:p text:style-name="P1"/>
      <text:p text:style-name="P1"><text:span text:style-name="T2">How does it all get started?</text:span></text:p>
      <text:list xml:id="list115116137203223" text:continue-numbering="true" text:style-name="WWNum2">
        <text:list-item>
          <text:p text:style-name="P4">Begins with a government of one. Tell parable of deserted island</text:p>
        </text:list-item>
        <text:list-item>
          <text:p text:style-name="P4">We all pull ideas from the “idea pool” and choose how to incorporate them into our codeified document</text:p>
        </text:list-item>
        <text:list-item>
          <text:p text:style-name="P4">Each person CODEifies the law that they choose to live by.</text:p>
        </text:list-item>
        <text:list-item>
          <text:p text:style-name="P4">When a section is CODEified it is understood that all other sections sub-headed under said section will be </text:p>
        </text:list-item>
        <text:list-item>
          <text:p text:style-name="P4">All you need to do to particpate is to CODEify the preamble. It is the only part that needs to be understood to join.</text:p>
        </text:list-item>
      </text:list>
      <text:p text:style-name="P1"/>
      <text:p text:style-name="P1"><text:span text:style-name="T2">Design of the Organization Structure</text:span></text:p>
      <text:list xml:id="list115114872717131" text:continue-numbering="true" text:style-name="WWNum2">
        <text:list-item>
          <text:p text:style-name="P4">Each item within The Preamble will lead be its own heading</text:p>
        </text:list-item>
        <text:list-item>
          <text:p text:style-name="P4">Ideas will be placed within the framework based on where the individual chooses</text:p>
        </text:list-item>
        <text:list-item>
          <text:p text:style-name="P4">Guidance will be provided by the discussion of the idea and suggestions of where others have placed the same idea</text:p>
        </text:list-item>
        <text:list-item>
          <text:p text:style-name="P4">Ideas placed under a heading will be covered by CODEification of said heading.</text:p>
        </text:list-item>
        <text:list-item>
          <text:p text:style-name="P4">If a heading is CODEified it will be assumed that all headings are CODEified</text:p>
        </text:list-item>
        <text:list-item>
          <text:p text:style-name="P4">Understanding of contained ideas is not necessary for a heading to be CODEified</text:p>
        </text:list-item>
        <text:list-item>
          <text:p text:style-name="P4">It will be assumed that the more specific an idea, the more granular the required understanding will be for said idea</text:p>
        </text:list-item>
        <text:list-item>
          <text:p text:style-name="P4">Government should represent our shared beliefs</text:p>
        </text:list-item>
        <text:list-item>
          <text:p text:style-name="P4">Shared beliefs are based on individual beliefs</text:p>
        </text:list-item>
        <text:list-item>
          <text:p text:style-name="P4">Upward delegation will used instead of traditional downward delegation</text:p>
        </text:list-item>
        <text:list-item>
          <text:p text:style-name="P4">Shared will leads to broader implementation of said idea</text:p>
        </text:list-item>
        <text:list-item>
          <text:p text:style-name="P4">Aggregation will allow for will to be transferred up to the appropriate jurisdiction</text:p>
        </text:list-item>
      </text:list>
      <text:p text:style-name="P1"/>
      <text:p text:style-name="P1"><text:soft-page-break/><text:span text:style-name="T2">Subordination, Predecessors and Dependencies</text:span></text:p>
      <text:list xml:id="list115115383893001" text:continue-numbering="true" text:style-name="WWNum2">
        <text:list-item>
          <text:p text:style-name="P4">Ideas filed under other ideas will be considered subordinate</text:p>
        </text:list-item>
        <text:list-item>
          <text:p text:style-name="P4">Ideas built upon beliefs are dependent</text:p>
        </text:list-item>
        <text:list-item>
          <text:p text:style-name="P4">Beliefs that allow other for belief of other ideas are predecessors</text:p>
        </text:list-item>
      </text:list>
      <text:p text:style-name="P1"/>
      <text:p text:style-name="P1"><text:span text:style-name="T2">Constitutional Discussion</text:span></text:p>
      <text:list xml:id="list115115243032164" text:continue-numbering="true" text:style-name="WWNum2">
        <text:list-item>
          <text:p text:style-name="P4">All ideas will have a discussion attached to them.</text:p>
        </text:list-item>
        <text:list-item>
          <text:p text:style-name="P4">The system will use importance weighting to highlight most “interesting aspects”</text:p>
        </text:list-item>
        <text:list-item>
          <text:p text:style-name="P4">Individual ideas will be assessed through a Discussion</text:p>
        </text:list-item>
        <text:list-item>
          <text:p text:style-name="P4">Those with more informed backgrounds on a topic will </text:p>
        </text:list-item>
        <text:list-item>
          <text:p text:style-name="P5"/>
        </text:list-item>
      </text:list>
      <text:p text:style-name="P1"/>
      <text:p text:style-name="P1"><text:span text:style-name="T2">Self-Aggregating Jurisdictions</text:span></text:p>
      <text:list xml:id="list115115015685066" text:continue-numbering="true" text:style-name="WWNum2">
        <text:list-item>
          <text:p text:style-name="P5"/>
        </text:list-item>
      </text:list>
      <text:p text:style-name="P1"/>
      <text:p text:style-name="P1"><text:span text:style-name="T2">Delegation of Responsibility</text:span></text:p>
      <text:list xml:id="list6968316309651582927" text:style-name="WWNum1">
        <text:list-item>
          <text:p text:style-name="P6">As principles are CODEified the individual may choose to execute responsibility or delegate responsibility upward.</text:p>
        </text:list-item>
      </text:list>
      <text:list xml:id="list115116398349668" text:continue-list="list115115015685066" text:style-name="WWNum2">
        <text:list-item>
          <text:p text:style-name="P4">Laws may authorize delegation toward higher jurisdictions</text:p>
        </text:list-item>
      </text:list>
      <text:p text:style-name="P1"/>
      <text:p text:style-name="P1"><text:span text:style-name="T2">Inheritance of Codification</text:span></text:p>
      <text:list xml:id="list115115302403717" text:continue-numbering="true" text:style-name="WWNum2">
        <text:list-item>
          <text:p text:style-name="P4">“When you live under my roof you live by my rules</text:p>
        </text:list-item>
        <text:list-item>
          <text:p text:style-name="P4">Those too young will live under the rule of their guardian until they can codeify their own constitution </text:p>
        </text:list-item>
      </text:list>
      <text:p text:style-name="P1"/>
      <text:p text:style-name="P1"><text:span text:style-name="T2">Voting and Representation</text:span></text:p>
      <text:list xml:id="list115114964024810" text:continue-numbering="true" text:style-name="WWNum2">
        <text:list-item>
          <text:p text:style-name="P4">You have the right to vote, abstain or delegate your will</text:p>
        </text:list-item>
        <text:list-item>
          <text:p text:style-name="P4">You have the right to have your will shown or held private</text:p>
        </text:list-item>
        <text:list-item>
          <text:p text:style-name="P4"><text:soft-page-break/>You have the right to show, or hold private whom you’ve delegated your will</text:p>
        </text:list-item>
        <text:list-item>
          <text:p text:style-name="P4">Your “representation” will be based upon your choices above</text:p>
        </text:list-item>
        <text:list-item>
          <text:p text:style-name="P4">Jurisdictional representation will be based upon the aggregation of the will within said jurisdiction</text:p>
        </text:list-item>
        <text:list-item>
          <text:p text:style-name="P4">All delegation shall be done upward through aggregation of will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0" meta:word-count="824" meta:character-count="4760" meta:non-whitespace-character-count="4057"/>
    <meta:generator>LibreOfficeDev/5.1.0.3$Linux_X86_64 LibreOffice_project/</meta:generator>
  </office:meta>
</office:document-meta>
</file>